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reAdminEvent.get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reAdmin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reAdminEvent.WireAdminEvent( ServiceReference reference , int type , Wire wire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reAdminEvent.getW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reAdminEvent.getServic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